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e177"/>
    </style:style>
    <style:style style:name="P2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P3" style:family="paragraph" style:parent-style-name="Standard" style:master-page-name="Standard">
      <style:paragraph-properties style:page-number="1"/>
      <style:text-properties officeooo:paragraph-rsid="0017766e"/>
    </style:style>
    <style:style style:name="P4" style:family="paragraph" style:parent-style-name="Standard">
      <style:paragraph-properties fo:text-align="center" style:justify-single-word="false"/>
      <style:text-properties officeooo:paragraph-rsid="00178b80"/>
    </style:style>
    <style:style style:name="P5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178b8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78b80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Purisa" fo:font-size="32pt" fo:font-weight="bold" officeooo:paragraph-rsid="00178b80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Purisa" fo:font-size="36pt" fo:font-weight="bold" officeooo:paragraph-rsid="00178b80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Purisa" fo:font-size="40pt" fo:font-weight="bold" officeooo:paragraph-rsid="00178b80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Purisa" fo:font-size="28pt" fo:font-weight="bold" officeooo:paragraph-rsid="00178b80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Purisa" fo:font-size="28pt" fo:font-weight="bold" officeooo:paragraph-rsid="001865f1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officeooo:paragraph-rsid="00178b80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font-size="32pt" officeooo:paragraph-rsid="00178b80" style:font-size-asian="32pt" style:font-size-complex="32pt"/>
    </style:style>
    <style:style style:name="P14" style:family="paragraph" style:parent-style-name="Standard">
      <style:paragraph-properties fo:text-align="center" style:justify-single-word="false"/>
      <style:text-properties fo:font-size="40pt" officeooo:paragraph-rsid="00178b80" style:font-size-asian="40pt" style:font-size-complex="40pt"/>
    </style:style>
    <style:style style:name="P15" style:family="paragraph" style:parent-style-name="Standard">
      <style:paragraph-properties fo:text-align="center" style:justify-single-word="false"/>
      <style:text-properties fo:font-size="24pt" officeooo:paragraph-rsid="00178b80" style:font-size-asian="24pt" style:font-size-complex="24pt"/>
    </style:style>
    <style:style style:name="P16" style:family="paragraph" style:parent-style-name="Standard">
      <style:paragraph-properties fo:text-align="center" style:justify-single-word="false"/>
      <style:text-properties fo:font-size="36pt" officeooo:paragraph-rsid="00178b80" style:font-size-asian="36pt" style:font-size-complex="36pt"/>
    </style:style>
    <style:style style:name="P17" style:family="paragraph" style:parent-style-name="Standard">
      <style:text-properties officeooo:paragraph-rsid="000ee177"/>
    </style:style>
    <style:style style:name="P18" style:family="paragraph" style:parent-style-name="Standard">
      <style:paragraph-properties fo:text-align="center" style:justify-single-word="false"/>
      <style:text-properties fo:font-size="28pt" officeooo:paragraph-rsid="00178b80" style:font-size-asian="28pt" style:font-size-complex="28pt"/>
    </style:style>
    <style:style style:name="P19" style:family="paragraph" style:parent-style-name="Standard">
      <style:paragraph-properties fo:text-align="center" style:justify-single-word="false"/>
      <style:text-properties fo:font-size="14pt" officeooo:paragraph-rsid="00178b80" style:font-size-asian="12.25pt" style:font-size-complex="14pt"/>
    </style:style>
    <style:style style:name="T1" style:family="text">
      <style:text-properties style:font-name="Puris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Purisa" fo:font-weight="bold" style:font-weight-asian="bold" style:font-weight-complex="bold"/>
    </style:style>
    <style:style style:name="T3" style:family="text">
      <style:text-properties style:font-name="Purisa" fo:font-weight="bold" officeooo:rsid="00178b80" style:font-weight-asian="bold" style:font-weight-complex="bold"/>
    </style:style>
    <style:style style:name="T4" style:family="text">
      <style:text-properties style:font-name="Purisa" fo:font-weight="bold" officeooo:rsid="001865f1" style:font-weight-asian="bold" style:font-weight-complex="bold"/>
    </style:style>
    <style:style style:name="T5" style:family="text">
      <style:text-properties style:font-name="Purisa" fo:font-size="28pt" fo:font-weight="bold" style:font-size-asian="28pt" style:font-weight-asian="bold" style:font-size-complex="28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Labels">
      <style:graphic-properties style:protect="size"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1.499cm" svg:y="1.349cm" svg:width="8.5cm" svg:height="4.999cm" draw:z-index="0">
        <draw:text-box>
          <text:section text:style-name="Sect1" text:name="MailMergeSection2018-05-05T09:22:24Z2MasterLabel">
            <text:p text:style-name="P1"/>
            <text:p text:style-name="P4"><text:span text:style-name="T1">P1C:</text:span></text:p>
            <text:p text:style-name="P14"><text:span text:style-name="T2">+</text:span></text:p>
          </text:section>
        </draw:text-box>
      </draw:frame>
      <draw:frame draw:style-name="fr1" draw:name="Marco2" text:anchor-type="page" text:anchor-page-number="1" svg:x="11cm" svg:y="1.349cm" svg:width="8.5cm" svg:height="4.999cm" draw:z-index="1">
        <draw:text-box>
          <text:section text:style-name="Sect1" text:name="MailMergeSection2018-05-05T09:22:24Z3Sección1">
            <text:p text:style-name="P1"/>
            <text:p text:style-name="P5">P2C:</text:p>
            <text:p text:style-name="P5"/>
            <text:p text:style-name="P6">220 Ohmios</text:p>
          </text:section>
        </draw:text-box>
      </draw:frame>
      <draw:frame draw:style-name="fr1" draw:name="Marco3" text:anchor-type="page" text:anchor-page-number="1" svg:x="1.499cm" svg:y="7.35cm" svg:width="8.5cm" svg:height="4.999cm" draw:z-index="2">
        <draw:text-box>
          <text:section text:style-name="Sect1" text:name="MailMergeSection2018-05-05T09:22:24Z4Sección2">
            <text:p text:style-name="P1"/>
            <text:p text:style-name="P4"><text:span text:style-name="T1">P3C:</text:span></text:p>
            <text:p text:style-name="P4"><text:span text:style-name="T1"/></text:p>
            <text:p text:style-name="P12"><text:span text:style-name="T2">void loop()</text:span></text:p>
          </text:section>
        </draw:text-box>
      </draw:frame>
      <draw:frame draw:style-name="fr1" draw:name="Marco4" text:anchor-type="page" text:anchor-page-number="1" svg:x="11cm" svg:y="7.35cm" svg:width="8.5cm" svg:height="4.999cm" draw:z-index="3">
        <draw:text-box>
          <text:section text:style-name="Sect1" text:name="MailMergeSection2018-05-05T09:22:24Z5Sección3">
            <text:p text:style-name="P1"/>
            <text:p text:style-name="P4"><text:span text:style-name="T1">P4C:</text:span></text:p>
            <text:p text:style-name="P12"><text:span text:style-name="T2">Operative System</text:span></text:p>
          </text:section>
        </draw:text-box>
      </draw:frame>
      <draw:frame draw:style-name="fr1" draw:name="Marco5" text:anchor-type="page" text:anchor-page-number="1" svg:x="1.499cm" svg:y="13.351cm" svg:width="8.5cm" svg:height="4.999cm" draw:z-index="4">
        <draw:text-box>
          <text:section text:style-name="Sect1" text:name="MailMergeSection2018-05-05T09:22:24Z6Sección4">
            <text:p text:style-name="P1"/>
            <text:p text:style-name="P4"><text:span text:style-name="T1">P5C:</text:span></text:p>
            <text:p text:style-name="P12"><text:span text:style-name="T2">.setup .void .cpp</text:span></text:p>
          </text:section>
        </draw:text-box>
      </draw:frame>
      <draw:frame draw:style-name="fr1" draw:name="Marco6" text:anchor-type="page" text:anchor-page-number="1" svg:x="11cm" svg:y="13.351cm" svg:width="8.5cm" svg:height="4.999cm" draw:z-index="5">
        <draw:text-box>
          <text:section text:style-name="Sect1" text:name="MailMergeSection2018-05-05T09:22:24Z7Sección5">
            <text:p text:style-name="P1"/>
            <text:p text:style-name="P5">P6C:</text:p>
            <text:p text:style-name="P7">if...else</text:p>
          </text:section>
        </draw:text-box>
      </draw:frame>
      <draw:frame draw:style-name="fr1" draw:name="Marco7" text:anchor-type="page" text:anchor-page-number="1" svg:x="1.499cm" svg:y="19.352cm" svg:width="8.5cm" svg:height="4.999cm" draw:z-index="6">
        <draw:text-box>
          <text:section text:style-name="Sect1" text:name="MailMergeSection2018-05-05T09:22:24Z8Sección6">
            <text:p text:style-name="P1"/>
            <text:p text:style-name="P4"><text:span text:style-name="T1">P7C:</text:span></text:p>
            <text:p text:style-name="P12"><text:span text:style-name="T2">INPUT</text:span></text:p>
            <text:p text:style-name="P12"><text:span text:style-name="T2">_PULLDOWN</text:span></text:p>
          </text:section>
        </draw:text-box>
      </draw:frame>
      <draw:frame draw:style-name="fr1" draw:name="Marco8" text:anchor-type="page" text:anchor-page-number="1" svg:x="11cm" svg:y="19.352cm" svg:width="8.5cm" svg:height="4.999cm" draw:z-index="7">
        <draw:text-box>
          <text:section text:style-name="Sect1" text:name="MailMergeSection2018-05-05T09:22:24Z9Sección7">
            <text:p text:style-name="P1"/>
            <text:p text:style-name="P4"><text:span text:style-name="T1">P8C:</text:span></text:p>
            <text:p text:style-name="P13"><text:span text:style-name="T2">max()</text:span></text:p>
          </text:section>
        </draw:text-box>
      </draw:frame>
      <draw:frame draw:style-name="fr2" draw:name="Marco9" text:anchor-type="page" text:anchor-page-number="1" svg:x="1.499cm" svg:y="24.723cm" svg:width="8.5cm" svg:height="4.999cm" draw:z-index="8">
        <draw:text-box>
          <text:section text:style-name="Sect1" text:name="MailMergeSection2018-05-05T09:22:24Z10Sección8">
            <text:p text:style-name="P1"/>
            <text:p text:style-name="P4"><text:span text:style-name="T1">P9C:</text:span></text:p>
            <text:p text:style-name="P12"><text:span text:style-name="T2">pseudo-aleatoriedad</text:span></text:p>
          </text:section>
        </draw:text-box>
      </draw:frame>
      <draw:frame draw:style-name="fr2" draw:name="Marco10" text:anchor-type="page" text:anchor-page-number="1" svg:x="11cm" svg:y="24.89cm" svg:width="8.5cm" svg:height="4.999cm" draw:z-index="9">
        <draw:text-box>
          <text:section text:style-name="Sect1" text:name="MailMergeSection2018-05-05T09:22:24Z11Sección9">
            <text:p text:style-name="P1"/>
            <text:p text:style-name="P4"><text:span text:style-name="T1">P10C:</text:span></text:p>
            <text:p text:style-name="P4"><text:span text:style-name="T1"/></text:p>
            <text:p text:style-name="P15"><text:span text:style-name="T2">Serial.printline()</text:span></text:p>
          </text:section>
        </draw:text-box>
      </draw:frame>
      <draw:frame draw:style-name="fr1" draw:name="Marco11" text:anchor-type="page" text:anchor-page-number="3" svg:x="1.499cm" svg:y="1.349cm" svg:width="8.5cm" svg:height="4.999cm" draw:z-index="10">
        <draw:text-box>
          <text:section text:style-name="Sect1" text:name="MailMergeSection2018-05-05T09:22:24Z12MasterLabel">
            <text:p text:style-name="P1"/>
            <text:p text:style-name="P4"><text:span text:style-name="T1">P11C:</text:span></text:p>
            <text:p text:style-name="P4"><text:span text:style-name="T1"/></text:p>
            <text:p text:style-name="P12"><text:span text:style-name="T2">time reset</text:span></text:p>
          </text:section>
        </draw:text-box>
      </draw:frame>
      <draw:frame draw:style-name="fr1" draw:name="Marco12" text:anchor-type="page" text:anchor-page-number="3" svg:x="11cm" svg:y="1.349cm" svg:width="8.5cm" svg:height="4.999cm" draw:z-index="11">
        <draw:text-box>
          <text:section text:style-name="Sect1" text:name="MailMergeSection2018-05-05T09:22:24Z13Sección1">
            <text:p text:style-name="P1"/>
            <text:p text:style-name="P5">P12C:</text:p>
            <text:p text:style-name="P5"/>
            <text:p text:style-name="P6">microsegundos</text:p>
          </text:section>
        </draw:text-box>
      </draw:frame>
      <draw:frame draw:style-name="fr1" draw:name="Marco13" text:anchor-type="page" text:anchor-page-number="3" svg:x="1.499cm" svg:y="7.35cm" svg:width="8.5cm" svg:height="4.999cm" draw:z-index="12">
        <draw:text-box>
          <text:section text:style-name="Sect1" text:name="MailMergeSection2018-05-05T09:22:24Z14Sección2">
            <text:p text:style-name="P1"/>
            <text:p text:style-name="P4"><text:span text:style-name="T1">P13C:</text:span></text:p>
            <text:p text:style-name="P14"><text:span text:style-name="T2">255</text:span></text:p>
          </text:section>
        </draw:text-box>
      </draw:frame>
      <draw:frame draw:style-name="fr1" draw:name="Marco14" text:anchor-type="page" text:anchor-page-number="3" svg:x="11cm" svg:y="7.35cm" svg:width="8.5cm" svg:height="4.999cm" draw:z-index="13">
        <draw:text-box>
          <text:section text:style-name="Sect1" text:name="MailMergeSection2018-05-05T09:22:24Z15Sección3">
            <text:p text:style-name="P1"/>
            <text:p text:style-name="P5">P14C:</text:p>
            <text:p text:style-name="P9">254</text:p>
          </text:section>
        </draw:text-box>
      </draw:frame>
      <draw:frame draw:style-name="fr1" draw:name="Marco15" text:anchor-type="page" text:anchor-page-number="3" svg:x="1.499cm" svg:y="13.351cm" svg:width="8.5cm" svg:height="4.999cm" draw:z-index="14">
        <draw:text-box>
          <text:section text:style-name="Sect1" text:name="MailMergeSection2018-05-05T09:22:24Z16Sección4">
            <text:p text:style-name="P1"/>
            <text:p text:style-name="P5">P15C:</text:p>
            <text:p text:style-name="P9">PWM</text:p>
          </text:section>
        </draw:text-box>
      </draw:frame>
      <draw:frame draw:style-name="fr1" draw:name="Marco16" text:anchor-type="page" text:anchor-page-number="3" svg:x="11cm" svg:y="13.351cm" svg:width="8.5cm" svg:height="4.999cm" draw:z-index="15">
        <draw:text-box>
          <text:section text:style-name="Sect1" text:name="MailMergeSection2018-05-05T09:22:24Z17Sección5">
            <text:p text:style-name="P1"/>
            <text:p text:style-name="P4"><text:span text:style-name="T1">P16C:</text:span></text:p>
            <text:p text:style-name="P12"><text:span text:style-name="T3">T</text:span><text:span text:style-name="T2">oca una música</text:span></text:p>
          </text:section>
        </draw:text-box>
      </draw:frame>
      <draw:frame draw:style-name="fr1" draw:name="Marco17" text:anchor-type="page" text:anchor-page-number="3" svg:x="1.499cm" svg:y="19.352cm" svg:width="8.5cm" svg:height="4.999cm" draw:z-index="16">
        <draw:text-box>
          <text:section text:style-name="Sect1" text:name="MailMergeSection2018-05-05T09:22:24Z18Sección6">
            <text:p text:style-name="P1"/>
            <text:p text:style-name="P4"><text:span text:style-name="T1">P17C:</text:span></text:p>
            <text:p text:style-name="P7">sen()</text:p>
          </text:section>
        </draw:text-box>
      </draw:frame>
      <draw:frame draw:style-name="fr1" draw:name="Marco18" text:anchor-type="page" text:anchor-page-number="3" svg:x="11cm" svg:y="19.352cm" svg:width="8.5cm" svg:height="4.999cm" draw:z-index="17">
        <draw:text-box>
          <text:section text:style-name="Sect1" text:name="MailMergeSection2018-05-05T09:22:24Z19Sección7">
            <text:p text:style-name="P1"/>
            <text:p text:style-name="P4"><text:span text:style-name="T1">P18C:</text:span></text:p>
            <text:p text:style-name="P6">Nikola</text:p>
            <text:p text:style-name="P6">Tesla</text:p>
          </text:section>
        </draw:text-box>
      </draw:frame>
      <draw:frame draw:style-name="fr2" draw:name="Marco19" text:anchor-type="page" text:anchor-page-number="3" svg:x="1.499cm" svg:y="24.806cm" svg:width="8.5cm" svg:height="4.999cm" draw:z-index="18">
        <draw:text-box>
          <text:section text:style-name="Sect1" text:name="MailMergeSection2018-05-05T09:22:24Z20Sección8">
            <text:p text:style-name="P1"/>
            <text:p text:style-name="P4"><text:span text:style-name="T1">P19C:</text:span></text:p>
            <text:p text:style-name="P12"><text:span text:style-name="T2">Unreal</text:span></text:p>
            <text:p text:style-name="P12"><text:span text:style-name="T2">Engine 2</text:span></text:p>
          </text:section>
        </draw:text-box>
      </draw:frame>
      <draw:frame draw:style-name="fr1" draw:name="Marco21" text:anchor-type="page" text:anchor-page-number="5" svg:x="1.499cm" svg:y="1.349cm" svg:width="8.5cm" svg:height="4.999cm" draw:z-index="19">
        <draw:text-box>
          <text:section text:style-name="Sect1" text:name="MailMergeSection2018-05-05T09:22:25Z22MasterLabel">
            <text:p text:style-name="P1"/>
            <text:p text:style-name="P4"><text:span text:style-name="T1">P21C:</text:span></text:p>
            <text:p text:style-name="P4"><text:span text:style-name="T1"/></text:p>
            <text:p text:style-name="P6">Receptor</text:p>
          </text:section>
        </draw:text-box>
      </draw:frame>
      <draw:frame draw:style-name="fr1" draw:name="Marco22" text:anchor-type="page" text:anchor-page-number="5" svg:x="11cm" svg:y="1.349cm" svg:width="8.5cm" svg:height="4.999cm" draw:z-index="20">
        <draw:text-box>
          <text:section text:style-name="Sect1" text:name="MailMergeSection2018-05-05T09:22:25Z23Sección1">
            <text:p text:style-name="P1"/>
            <text:p text:style-name="P5">P22C:</text:p>
            <text:p text:style-name="P5"/>
            <text:p text:style-name="P6">2,987× 0^30 kg</text:p>
          </text:section>
        </draw:text-box>
      </draw:frame>
      <draw:frame draw:style-name="fr1" draw:name="Marco23" text:anchor-type="page" text:anchor-page-number="5" svg:x="1.499cm" svg:y="7.35cm" svg:width="8.5cm" svg:height="4.999cm" draw:z-index="21">
        <draw:text-box>
          <text:section text:style-name="Sect1" text:name="MailMergeSection2018-05-05T09:22:25Z24Sección2">
            <text:p text:style-name="P1"/>
            <text:p text:style-name="P4"><text:span text:style-name="T1">P23C:</text:span></text:p>
            <text:p text:style-name="P8">2</text:p>
          </text:section>
        </draw:text-box>
      </draw:frame>
      <draw:frame draw:style-name="fr1" draw:name="Marco24" text:anchor-type="page" text:anchor-page-number="5" svg:x="11cm" svg:y="7.35cm" svg:width="8.5cm" svg:height="4.999cm" draw:z-index="22">
        <draw:text-box>
          <text:section text:style-name="Sect1" text:name="MailMergeSection2018-05-05T09:22:25Z25Sección3">
            <text:p text:style-name="P1"/>
            <text:p text:style-name="P4"><text:span text:style-name="T1">P24C:</text:span></text:p>
            <text:p text:style-name="P4"><text:span text:style-name="T1"/></text:p>
            <text:p text:style-name="P12"><text:span text:style-name="T2">Mario</text:span></text:p>
          </text:section>
        </draw:text-box>
      </draw:frame>
      <draw:frame draw:style-name="fr1" draw:name="Marco25" text:anchor-type="page" text:anchor-page-number="5" svg:x="1.499cm" svg:y="13.351cm" svg:width="8.5cm" svg:height="4.999cm" draw:z-index="23">
        <draw:text-box>
          <text:section text:style-name="Sect1" text:name="MailMergeSection2018-05-05T09:22:25Z26Sección4">
            <text:p text:style-name="P1"/>
            <text:p text:style-name="P5">P25C:</text:p>
            <text:p text:style-name="P8">0,74</text:p>
          </text:section>
        </draw:text-box>
      </draw:frame>
      <draw:frame draw:style-name="fr1" draw:name="Marco26" text:anchor-type="page" text:anchor-page-number="5" svg:x="11cm" svg:y="13.351cm" svg:width="8.5cm" svg:height="4.999cm" draw:z-index="24">
        <draw:text-box>
          <text:section text:style-name="Sect1" text:name="MailMergeSection2018-05-05T09:22:25Z27Sección5">
            <text:p text:style-name="P1"/>
            <text:p text:style-name="P4"><text:span text:style-name="T1">P26C:</text:span></text:p>
            <text:p text:style-name="P4"><text:span text:style-name="T1"/></text:p>
            <text:p text:style-name="P12"><text:span text:style-name="T2">Goku</text:span></text:p>
          </text:section>
        </draw:text-box>
      </draw:frame>
      <draw:frame draw:style-name="fr1" draw:name="Marco27" text:anchor-type="page" text:anchor-page-number="5" svg:x="1.499cm" svg:y="19.352cm" svg:width="8.5cm" svg:height="4.999cm" draw:z-index="25">
        <draw:text-box>
          <text:section text:style-name="Sect1" text:name="MailMergeSection2018-05-05T09:22:25Z28Sección6">
            <text:p text:style-name="P1"/>
            <text:p text:style-name="P4"><text:span text:style-name="T1">P27C:</text:span></text:p>
            <text:p text:style-name="P4"><text:span text:style-name="T1"/></text:p>
            <text:p text:style-name="P12"><text:span text:style-name="T2">Java Script</text:span></text:p>
          </text:section>
        </draw:text-box>
      </draw:frame>
      <draw:frame draw:style-name="fr1" draw:name="Marco28" text:anchor-type="page" text:anchor-page-number="5" svg:x="11cm" svg:y="19.352cm" svg:width="8.5cm" svg:height="4.999cm" draw:z-index="26">
        <draw:text-box>
          <text:section text:style-name="Sect1" text:name="MailMergeSection2018-05-05T09:22:25Z29Sección7">
            <text:p text:style-name="P1"/>
            <text:p text:style-name="P4"><text:span text:style-name="T1">P28C:</text:span></text:p>
            <text:p text:style-name="P16"><text:span text:style-name="T2">1986</text:span></text:p>
          </text:section>
        </draw:text-box>
      </draw:frame>
      <draw:frame draw:style-name="fr2" draw:name="Marco29" text:anchor-type="page" text:anchor-page-number="5" svg:x="1.499cm" svg:y="24.765cm" svg:width="8.5cm" svg:height="4.999cm" draw:z-index="27">
        <draw:text-box>
          <text:section text:style-name="Sect1" text:name="MailMergeSection2018-05-05T09:22:25Z30Sección8">
            <text:p text:style-name="P1"/>
            <text:p text:style-name="P4"><text:span text:style-name="T1">P29C:</text:span></text:p>
            <text:p text:style-name="P4"><text:span text:style-name="T1"/></text:p>
            <text:p text:style-name="P16"><text:span text:style-name="T2">Ike</text:span></text:p>
          </text:section>
        </draw:text-box>
      </draw:frame>
      <draw:frame draw:style-name="fr2" draw:name="Marco30" text:anchor-type="page" text:anchor-page-number="5" svg:x="11cm" svg:y="24.807cm" svg:width="8.5cm" svg:height="4.999cm" draw:z-index="28">
        <draw:text-box>
          <text:section text:style-name="Sect1" text:name="MailMergeSection2018-05-05T09:22:25Z31Sección9">
            <text:p text:style-name="P1"/>
            <text:p text:style-name="P4"><text:span text:style-name="T1">P30C:</text:span></text:p>
            <text:p text:style-name="P4"><text:span text:style-name="T1"/></text:p>
            <text:p text:style-name="P12"><text:span text:style-name="T2">Pong</text:span></text:p>
          </text:section>
        </draw:text-box>
      </draw:frame>
      <draw:frame draw:style-name="fr1" draw:name="Marco31" text:anchor-type="page" text:anchor-page-number="7" svg:x="1.499cm" svg:y="1.349cm" svg:width="8.5cm" svg:height="4.999cm" draw:z-index="29">
        <draw:text-box>
          <text:section text:style-name="Sect1" text:name="MailMergeSection2018-05-05T09:22:25Z32MasterLabel">
            <text:p text:style-name="P1"/>
            <text:p text:style-name="P4"><text:span text:style-name="T1">P31C:</text:span></text:p>
            <text:p text:style-name="P4"><text:span text:style-name="T1"/></text:p>
            <text:p text:style-name="P18"><text:span text:style-name="T2">Block B</text:span></text:p>
          </text:section>
        </draw:text-box>
      </draw:frame>
      <draw:frame draw:style-name="fr1" draw:name="Marco32" text:anchor-type="page" text:anchor-page-number="7" svg:x="11cm" svg:y="1.349cm" svg:width="8.5cm" svg:height="4.999cm" draw:z-index="30">
        <draw:text-box>
          <text:section text:style-name="Sect1" text:name="MailMergeSection2018-05-05T09:22:25Z33Sección1">
            <text:p text:style-name="P1"/>
            <text:p text:style-name="P4"><text:span text:style-name="T1">P32C:</text:span></text:p>
            <text:p text:style-name="P4"><text:span text:style-name="T1"/></text:p>
            <text:p text:style-name="P18"><text:span text:style-name="T2">Trueno</text:span></text:p>
          </text:section>
        </draw:text-box>
      </draw:frame>
      <draw:frame draw:style-name="fr1" draw:name="Marco33" text:anchor-type="page" text:anchor-page-number="7" svg:x="1.499cm" svg:y="7.35cm" svg:width="8.5cm" svg:height="4.999cm" draw:z-index="31">
        <draw:text-box>
          <text:section text:style-name="Sect1" text:name="MailMergeSection2018-05-05T09:22:25Z34Sección2">
            <text:p text:style-name="P1"/>
            <text:p text:style-name="P4"><text:span text:style-name="T1">P33C:</text:span></text:p>
            <text:p text:style-name="P18"><text:span text:style-name="T2">Tesla Roadster</text:span></text:p>
          </text:section>
        </draw:text-box>
      </draw:frame>
      <draw:frame draw:style-name="fr1" draw:name="Marco34" text:anchor-type="page" text:anchor-page-number="7" svg:x="11cm" svg:y="7.35cm" svg:width="8.5cm" svg:height="4.999cm" draw:z-index="32">
        <draw:text-box>
          <text:section text:style-name="Sect1" text:name="MailMergeSection2018-05-05T09:22:25Z35Sección3">
            <text:p text:style-name="P1"/>
            <text:p text:style-name="P4"><text:span text:style-name="T1">P34C:</text:span></text:p>
            <text:p text:style-name="P4"><text:span text:style-name="T1"/></text:p>
            <text:p text:style-name="P18"><text:span text:style-name="T2">4</text:span></text:p>
          </text:section>
        </draw:text-box>
      </draw:frame>
      <draw:frame draw:style-name="fr1" draw:name="Marco35" text:anchor-type="page" text:anchor-page-number="7" svg:x="1.499cm" svg:y="13.351cm" svg:width="8.5cm" svg:height="4.999cm" draw:z-index="33">
        <draw:text-box>
          <text:section text:style-name="Sect1" text:name="MailMergeSection2018-05-05T09:22:25Z36Sección4">
            <text:p text:style-name="P1"/>
            <text:p text:style-name="P4"><text:span text:style-name="T1">P35C:</text:span></text:p>
            <text:p text:style-name="P12"><text:span text:style-name="T2">350km/h</text:span></text:p>
          </text:section>
        </draw:text-box>
      </draw:frame>
      <draw:frame draw:style-name="fr1" draw:name="Marco36" text:anchor-type="page" text:anchor-page-number="7" svg:x="11cm" svg:y="13.351cm" svg:width="8.5cm" svg:height="4.999cm" draw:z-index="34">
        <draw:text-box>
          <text:section text:style-name="Sect1" text:name="MailMergeSection2018-05-05T09:22:25Z37Sección5">
            <text:p text:style-name="P1"/>
            <text:p text:style-name="P4"><text:span text:style-name="T1">P36C:</text:span></text:p>
            <text:p text:style-name="P6">C#</text:p>
          </text:section>
        </draw:text-box>
      </draw:frame>
      <draw:frame draw:style-name="fr1" draw:name="Marco37" text:anchor-type="page" text:anchor-page-number="7" svg:x="1.499cm" svg:y="19.352cm" svg:width="8.5cm" svg:height="4.999cm" draw:z-index="35">
        <draw:text-box>
          <text:section text:style-name="Sect1" text:name="MailMergeSection2018-05-05T09:22:25Z38Sección6">
            <text:p text:style-name="P1"/>
            <text:p text:style-name="P4"><text:span text:style-name="T1">P37C:</text:span></text:p>
            <text:p text:style-name="P14"><text:span text:style-name="T2">8</text:span></text:p>
          </text:section>
        </draw:text-box>
      </draw:frame>
      <draw:frame draw:style-name="fr1" draw:name="Marco38" text:anchor-type="page" text:anchor-page-number="7" svg:x="11cm" svg:y="19.352cm" svg:width="8.5cm" svg:height="4.999cm" draw:z-index="36">
        <draw:text-box>
          <text:section text:style-name="Sect1" text:name="MailMergeSection2018-05-05T09:22:25Z39Sección7">
            <text:p text:style-name="P1"/>
            <text:p text:style-name="P4"><text:span text:style-name="T1">P38C:</text:span></text:p>
            <text:p text:style-name="P4"><text:span text:style-name="T1"/></text:p>
            <text:p text:style-name="P18"><text:span text:style-name="T2">2'718</text:span></text:p>
          </text:section>
        </draw:text-box>
      </draw:frame>
      <draw:frame draw:style-name="fr2" draw:name="Marco39" text:anchor-type="page" text:anchor-page-number="7" svg:x="1.499cm" svg:y="24.731cm" svg:width="8.5cm" svg:height="4.999cm" draw:z-index="37">
        <draw:text-box>
          <text:section text:style-name="Sect1" text:name="MailMergeSection2018-05-05T09:22:25Z40Sección8">
            <text:p text:style-name="P1"/>
            <text:p text:style-name="P4"><text:span text:style-name="T1">P39C:</text:span></text:p>
            <text:p text:style-name="P4"><text:span text:style-name="T1"/></text:p>
            <text:p text:style-name="P18"><text:span text:style-name="T2">tres </text:span><text:span text:style-name="T4">caídas</text:span></text:p>
          </text:section>
        </draw:text-box>
      </draw:frame>
      <draw:frame draw:style-name="fr2" draw:name="Marco40" text:anchor-type="page" text:anchor-page-number="7" svg:x="11cm" svg:y="24.774cm" svg:width="8.5cm" svg:height="4.999cm" draw:z-index="38">
        <draw:text-box>
          <text:section text:style-name="Sect1" text:name="MailMergeSection2018-05-05T09:22:25Z41Sección9">
            <text:p text:style-name="P1"/>
            <text:p text:style-name="P5">P40C:</text:p>
            <text:p text:style-name="P5"/>
            <text:p text:style-name="P10">Iron Man</text:p>
          </text:section>
        </draw:text-box>
      </draw:frame>
      <draw:frame draw:style-name="fr1" draw:name="Marco41" text:anchor-type="page" text:anchor-page-number="9" svg:x="1.499cm" svg:y="1.349cm" svg:width="8.5cm" svg:height="4.999cm" draw:z-index="39">
        <draw:text-box>
          <text:section text:style-name="Sect1" text:name="MailMergeSection2018-05-05T09:22:25Z42MasterLabel">
            <text:p text:style-name="P1"/>
            <text:p text:style-name="P4"><text:span text:style-name="T1">P41C:</text:span></text:p>
            <text:p text:style-name="P19"><text:span text:style-name="T2"/></text:p>
            <text:p text:style-name="P18"><text:span text:style-name="T2">Dr. Willy</text:span></text:p>
          </text:section>
        </draw:text-box>
      </draw:frame>
      <draw:frame draw:style-name="fr1" draw:name="Marco42" text:anchor-type="page" text:anchor-page-number="9" svg:x="11cm" svg:y="1.349cm" svg:width="8.5cm" svg:height="4.999cm" draw:z-index="40">
        <draw:text-box>
          <text:section text:style-name="Sect1" text:name="MailMergeSection2018-05-05T09:22:25Z43Sección1">
            <text:p text:style-name="P1"/>
            <text:p text:style-name="P5">P42C:</text:p>
            <text:p text:style-name="P10">Izaya Heiwajima</text:p>
          </text:section>
        </draw:text-box>
      </draw:frame>
      <draw:frame draw:style-name="fr1" draw:name="Marco43" text:anchor-type="page" text:anchor-page-number="9" svg:x="1.499cm" svg:y="7.35cm" svg:width="8.5cm" svg:height="4.999cm" draw:z-index="41">
        <draw:text-box>
          <text:section text:style-name="Sect1" text:name="MailMergeSection2018-05-05T09:22:25Z44Sección2">
            <text:p text:style-name="P1"/>
            <text:p text:style-name="P4"><text:span text:style-name="T1">P43C:</text:span></text:p>
            <text:p text:style-name="P18"><text:span text:style-name="T2">La </text:span><text:span text:style-name="T4">presión</text:span><text:span text:style-name="T2"> total</text:span></text:p>
          </text:section>
        </draw:text-box>
      </draw:frame>
      <draw:frame draw:style-name="fr1" draw:name="Marco44" text:anchor-type="page" text:anchor-page-number="9" svg:x="11cm" svg:y="7.35cm" svg:width="8.5cm" svg:height="4.999cm" draw:z-index="42">
        <draw:text-box>
          <text:section text:style-name="Sect1" text:name="MailMergeSection2018-05-05T09:22:25Z45Sección3">
            <text:p text:style-name="P1"/>
            <text:p text:style-name="P5">P44C:</text:p>
            <text:p text:style-name="P11">Mick</text:p>
            <text:p text:style-name="P11">Doohan</text:p>
          </text:section>
        </draw:text-box>
      </draw:frame>
      <draw:frame draw:style-name="fr1" draw:name="Marco45" text:anchor-type="page" text:anchor-page-number="9" svg:x="1.499cm" svg:y="13.351cm" svg:width="8.5cm" svg:height="4.999cm" draw:z-index="43">
        <draw:text-box>
          <text:section text:style-name="Sect1" text:name="MailMergeSection2018-05-05T09:22:25Z46Sección4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6" text:anchor-type="page" text:anchor-page-number="9" svg:x="11cm" svg:y="13.351cm" svg:width="8.5cm" svg:height="4.999cm" draw:z-index="44">
        <draw:text-box>
          <text:section text:style-name="Sect1" text:name="MailMergeSection2018-05-05T09:22:25Z47Sección5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7" text:anchor-type="page" text:anchor-page-number="9" svg:x="1.499cm" svg:y="19.352cm" svg:width="8.5cm" svg:height="4.999cm" draw:z-index="45">
        <draw:text-box>
          <text:section text:style-name="Sect1" text:name="MailMergeSection2018-05-05T09:22:25Z48Sección6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8" text:anchor-type="page" text:anchor-page-number="9" svg:x="11cm" svg:y="19.352cm" svg:width="8.5cm" svg:height="4.999cm" draw:z-index="46">
        <draw:text-box>
          <text:section text:style-name="Sect1" text:name="MailMergeSection2018-05-05T09:22:25Z49Sección7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9" text:anchor-type="page" text:anchor-page-number="9" svg:x="1.499cm" svg:y="25.352cm" svg:width="8.5cm" svg:height="4.999cm" draw:z-index="47">
        <draw:text-box>
          <text:section text:style-name="Sect1" text:name="MailMergeSection2018-05-05T09:22:25Z50Sección8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50" text:anchor-type="page" text:anchor-page-number="9" svg:x="11cm" svg:y="25.352cm" svg:width="8.5cm" svg:height="4.999cm" draw:z-index="48">
        <draw:text-box>
          <text:section text:style-name="Sect1" text:name="MailMergeSection2018-05-05T09:22:25Z51Sección9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2" draw:name="Marco20" text:anchor-type="page" text:anchor-page-number="3" svg:x="11cm" svg:y="24.846cm" svg:width="8.5cm" svg:height="4.999cm" draw:z-index="49">
        <draw:text-box>
          <text:section text:style-name="Sect1" text:name="MailMergeSection2018-05-05T09:22:24Z21Sección9">
            <text:p text:style-name="P1"/>
            <text:p text:style-name="P5">P20C:</text:p>
            <text:p text:style-name="P6">↑↑↓↓←→←→</text:p>
            <text:p text:style-name="P6">A B START</text:p>
          </text:section>
        </draw:text-box>
      </draw:frame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8.5cm" svg:height="4.999cm" text:anchor-type="as-char" svg:y="0cm" fo:margin-left="0cm" fo:margin-right="0cm" fo:margin-top="0cm" fo:margin-bottom="0cm" style:protect="size position" style:vertical-pos="top" style:vertical-rel="baseline" fo:padding="0.049cm" fo:border="0.99pt dashe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349cm" style:num-format="" style:print-orientation="portrait" fo:margin-top="1.349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5-05T09:22:25.321230070</meta:creation-date>
    <dc:date>2018-05-05T11:05:56.120337360</dc:date>
    <meta:editing-cycles>6</meta:editing-cycles>
    <meta:editing-duration>PT10M35S</meta:editing-duration>
    <meta:document-statistic meta:table-count="0" meta:image-count="0" meta:object-count="0" meta:page-count="9" meta:paragraph-count="93" meta:word-count="115" meta:character-count="595" meta:non-whitespace-character-count="573"/>
  </office:meta>
</office:document-meta>
</file>